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background-color="transparent"/>
    </style:style>
    <style:style style:name="P4" style:family="paragraph" style:parent-style-name="Standard">
      <style:text-properties fo:color="#000000"/>
    </style:style>
    <style:style style:name="P5" style:family="paragraph" style:parent-style-name="Standard">
      <style:text-properties fo:color="#000000" fo:font-weight="bold" style:font-weight-asian="bold" style:font-weight-complex="bold"/>
    </style:style>
    <style:style style:name="P6" style:family="paragraph" style:parent-style-name="Standard">
      <style:text-properties fo:background-color="#ffff00"/>
    </style:style>
    <style:style style:name="P7" style:family="paragraph" style:parent-style-name="Standard">
      <style:text-properties fo:color="#00ae00"/>
    </style:style>
    <style:style style:name="P8" style:family="paragraph" style:parent-style-name="Standard">
      <style:paragraph-properties fo:break-before="page"/>
    </style:style>
    <style:style style:name="P9" style:family="paragraph" style:parent-style-name="Standard">
      <style:paragraph-properties fo:break-before="page"/>
      <style:text-properties fo:color="#000000"/>
    </style:style>
    <style:style style:name="P10" style:family="paragraph" style:parent-style-name="Bibliography_20_Heading">
      <style:paragraph-properties fo:break-before="page"/>
    </style:style>
    <style:style style:name="P11" style:family="paragraph" style:parent-style-name="Text_20_body">
      <style:paragraph-properties fo:break-before="page" fo:background-color="transparent">
        <style:background-image/>
      </style:paragraph-properties>
      <style:text-properties fo:color="#000000" fo:font-weight="bold" style:font-weight-asian="bold" style:font-weight-complex="bold"/>
    </style:style>
    <style:style style:name="P12" style:family="paragraph" style:parent-style-name="Standard">
      <style:paragraph-properties fo:background-color="#000000">
        <style:background-image/>
      </style:paragraph-properties>
      <style:text-properties fo:color="#00ff00"/>
    </style:style>
    <style:style style:name="P13" style:family="paragraph" style:parent-style-name="Standard">
      <style:paragraph-properties fo:background-color="#000000">
        <style:background-image/>
      </style:paragraph-properties>
      <style:text-properties fo:color="#00ff00" fo:background-color="transparent"/>
    </style:style>
    <style:style style:name="P14" style:family="paragraph" style:parent-style-name="Standard">
      <style:paragraph-properties fo:background-color="#000000">
        <style:background-image/>
      </style:paragraph-properties>
      <style:text-properties fo:color="#00ff00" style:font-name="Menlo-Regular" fo:font-size="11pt" style:font-name-asian="Menlo-Regular" style:font-size-asian="11pt" style:font-name-complex="Menlo-Regular" style:font-size-complex="11pt"/>
    </style:style>
    <style:style style:name="P15" style:family="paragraph" style:parent-style-name="Standard">
      <style:paragraph-properties fo:background-color="#000000">
        <style:background-image/>
      </style:paragraph-properties>
      <style:text-properties fo:color="#00ae00"/>
    </style:style>
    <style:style style:name="P16" style:family="paragraph" style:parent-style-name="Text_20_body">
      <style:paragraph-properties fo:background-color="#000000">
        <style:background-image/>
      </style:paragraph-properties>
      <style:text-properties fo:color="#00ff00"/>
    </style:style>
    <style:style style:name="P17" style:family="paragraph" style:parent-style-name="Standard">
      <style:paragraph-properties fo:background-color="#ff0000">
        <style:background-image/>
      </style:paragraph-properties>
    </style:style>
    <style:style style:name="P18" style:family="paragraph" style:parent-style-name="Standard">
      <style:paragraph-properties fo:background-color="#ff0000">
        <style:background-image/>
      </style:paragraph-properties>
      <style:text-properties fo:color="#000000"/>
    </style:style>
    <style:style style:name="P19" style:family="paragraph" style:parent-style-name="Standard">
      <style:paragraph-properties fo:background-color="#ffff00">
        <style:background-image/>
      </style:paragraph-properties>
    </style:style>
    <style:style style:name="P20" style:family="paragraph" style:parent-style-name="Standard">
      <style:paragraph-properties fo:background-color="#ffff00">
        <style:background-image/>
      </style:paragraph-properties>
      <style:text-properties fo:color="#000000"/>
    </style:style>
    <style:style style:name="P2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margin-left="0.1665in" fo:margin-right="0in" fo:text-align="start" style:justify-single-word="false" fo:text-indent="-0.1665in" style:auto-text-indent="false" fo:background-color="#000000" style:text-autospace="none">
        <style:tab-stops>
          <style:tab-stop style:position="0in"/>
          <style:tab-stop style:position="0.222in"/>
          <style:tab-stop style:position="0.611in"/>
          <style:tab-stop style:position="1in"/>
          <style:tab-stop style:position="1.389in"/>
          <style:tab-stop style:position="1.778in"/>
          <style:tab-stop style:position="2.1665in"/>
          <style:tab-stop style:position="2.5555in"/>
          <style:tab-stop style:position="2.9445in"/>
          <style:tab-stop style:position="3.3335in"/>
          <style:tab-stop style:position="3.722in"/>
          <style:tab-stop style:position="4.111in"/>
          <style:tab-stop style:position="4.5in"/>
        </style:tab-stops>
        <style:background-image/>
      </style:paragraph-properties>
      <style:text-properties fo:color="#00ff00" style:font-name="Menlo-Regular" fo:font-size="11pt" style:font-name-asian="Menlo-Regular" style:font-size-asian="11pt" style:font-name-complex="Menlo-Regular" style:font-size-complex="11pt"/>
    </style:style>
    <style:style style:name="P23" style:family="paragraph" style:parent-style-name="Text_20_body">
      <style:text-properties fo:font-weight="bold" style:font-weight-asian="bold" style:font-weight-complex="bold"/>
    </style:style>
    <style:style style:name="P24" style:family="paragraph" style:parent-style-name="Standard">
      <style:paragraph-properties fo:background-color="transparent">
        <style:background-image/>
      </style:paragraph-properties>
      <style:text-properties fo:color="#000000"/>
    </style:style>
    <style:style style:name="P25" style:family="paragraph" style:parent-style-name="Figure">
      <style:paragraph-properties fo:text-align="center" style:justify-single-word="false"/>
    </style:style>
    <style:style style:name="P26" style:family="paragraph" style:parent-style-name="Bibliography_20_1">
      <style:paragraph-properties>
        <style:tab-stops/>
      </style:paragraph-propertie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background-color="transparent"/>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2">
      <style:text-properties fo:background-color="#ffff00"/>
    </style:style>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6">
      <style:text-properties fo:color="#00ae00"/>
    </style:style>
    <style:style style:name="P37" style:family="paragraph" style:parent-style-name="Standard" style:list-style-name="L6">
      <style:text-properties fo:color="#000000"/>
    </style:style>
    <style:style style:name="P38" style:family="paragraph" style:parent-style-name="Standard">
      <style:text-properties fo:background-color="transparent"/>
    </style:style>
    <style:style style:name="P39" style:family="paragraph" style:parent-style-name="Standard" style:list-style-name="L1">
      <style:paragraph-properties fo:break-before="page"/>
    </style:style>
    <style:style style:name="P40" style:family="paragraph" style:parent-style-name="Standard" style:list-style-name="L2">
      <style:paragraph-properties fo:break-before="page"/>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Heading_20_2">
      <style:paragraph-properties fo:break-before="page"/>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background-color="#ffff00"/>
    </style:style>
    <style:style style:name="T4" style:family="text">
      <style:text-properties fo:background-color="transparent"/>
    </style:style>
    <style:style style:name="T5" style:family="text">
      <style:text-properties fo:background-color="#808000"/>
    </style:style>
    <style:style style:name="T6" style:family="text">
      <style:text-properties fo:background-color="#006b6b"/>
    </style:style>
    <style:style style:name="T7" style:family="text">
      <style:text-properties fo:background-color="#0099ff"/>
    </style:style>
    <style:style style:name="T8" style:family="text">
      <style:text-properties fo:background-color="#ff3366"/>
    </style:style>
    <style:style style:name="T9" style:family="text">
      <style:text-properties fo:background-color="#cc6633"/>
    </style:style>
    <style:style style:name="T10" style:family="text">
      <style:text-properties fo:color="#000000"/>
    </style:style>
    <style:style style:name="T11" style:family="text">
      <style:text-properties fo:color="#000000" fo:background-color="#ffff00"/>
    </style:style>
    <style:style style:name="T12" style:family="text">
      <style:text-properties fo:color="#00ae00"/>
    </style:style>
    <style:style style:name="T13" style:family="text">
      <style:text-properties fo:font-style="italic" fo:font-weight="bold" style:font-style-asian="italic" style:font-weight-asian="bold" style:font-style-complex="italic" style:font-weight-complex="bold"/>
    </style:style>
    <style:style style:name="T14"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Xcode 4.x command line tools reference</text:p>
      <text:p text:style-name="P2">By Oleksandr Dodatko, 2011-05-03</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Building the project<text:tab/>2</text:p>
          <text:p text:style-name="P41">Getting available build settings<text:tab/>8</text:p>
          <text:p text:style-name="P41">Iphone SDK installation rule<text:tab/>10</text:p>
          <text:p text:style-name="P41">Running compiled iphone/ipad applications on the simulator without XCode.<text:tab/>10</text:p>
          <text:p text:style-name="P43">Application argument<text:tab/>10</text:p>
          <text:p text:style-name="P43">SDK argument<text:tab/>10</text:p>
          <text:p text:style-name="P43">Family argument <text:tab/>11</text:p>
          <text:p text:style-name="P41">Deploying applications for QA (creating *.ipa files)<text:tab/>11</text:p>
          <text:p text:style-name="P41">Changes in the build system of XCode 4.0.2<text:tab/>14</text:p>
          <text:p text:style-name="P43">Traditional build directory anatomy <text:tab/>14</text:p>
          <text:p text:style-name="P43">New build directory anatomy<text:tab/>15</text:p>
          <text:p text:style-name="P43">Build directories settings<text:tab/>17</text:p>
          <text:p text:style-name="P43">XCode variables<text:tab/>19</text:p>
          <text:p text:style-name="P43">Continuous integration considerations<text:tab/>21</text:p>
        </text:index-body>
      </text:table-of-content>
      <text:p text:style-name="Standard"/>
      <text:p text:style-name="Standard"/>
      <text:p text:style-name="Standard"/>
      <text:h text:style-name="P27" text:outline-level="1">Building the project</text:h>
      <text:p text:style-name="Standard">In order to build the iPhone/iPad project from the command line, you should use the “xcodebuild” tool <text:bibliography-mark text:identifier="xcode manual" text:bibliography-type="www" text:url="http://www.manpagez.com/man/1/xcodebuild/">[1]</text:bibliography-mark> which is shipped with the iOS SDK.</text:p>
      <text:p text:style-name="Standard"/>
      <text:p text:style-name="Standard">Let's start with the MySuperProject project build command example.</text:p>
      <text:p text:style-name="Standard"><text:span text:style-name="T3">xcodebuild </text:span><text:span text:style-name="T5">-project MySuperProject.xcodeproj</text:span><text:span text:style-name="T3"> </text:span><text:span text:style-name="T6">-target </text:span><text:span text:style-name="T5">MySuperProject</text:span><text:span text:style-name="T6">_en</text:span><text:span text:style-name="T3"> </text:span><text:span text:style-name="T7">-configuration Release</text:span><text:span text:style-name="T3"> </text:span><text:span text:style-name="T8">-parallelizeTargets</text:span><text:span text:style-name="T3"> </text:span><text:span text:style-name="T9">-sdk iphoneos4.3</text:span><text:span text:style-name="T3"> clean build</text:span></text:p>
      <text:p text:style-name="Standard"/>
      <text:p text:style-name="Standard"/>
      <text:p text:style-name="Standard">Now let's consider its components one by one.</text:p>
      <text:list xml:id="list276769151" text:style-name="L1">
        <text:list-item>
          <text:p text:style-name="P29"><text:span text:style-name="T3">-project </text:span><text:span text:style-name="T5">MySuperProject</text:span><text:span text:style-name="T3">.xcodeproj</text:span><text:span text:style-name="T4"> – it indicates the main project you want to build.</text:span></text:p>
        </text:list-item>
      </text:list>
      <text:p text:style-name="P6"><draw:frame draw:style-name="fr2" draw:name="graphics1" text:anchor-type="paragraph" svg:width="5.5402in" style:rel-width="80%" svg:height="4.0528in" style:rel-height="43%" draw:z-index="0"><draw:image xlink:href="../images/xcode_main_project.png" xlink:type="simple" xlink:show="embed" xlink:actuate="onLoad"/></draw:frame></text:p>
      <text:list xml:id="list2112774582" text:continue-numbering="true" text:style-name="L1">
        <text:list-item>
          <text:p text:style-name="P29"><text:span text:style-name="T3">-target MySuperProject_en </text:span><text:span text:style-name="T4">– select a </text:span><text:span text:style-name="T2">specific</text:span><text:span text:style-name="T4"> target to build.</text:span></text:p>
        </text:list-item>
      </text:list>
      <text:p text:style-name="P6"><draw:frame draw:style-name="fr3" draw:name="graphics2" text:anchor-type="paragraph" svg:width="6.2327in" style:rel-width="90%" svg:height="2.2591in" style:rel-height="25%" draw:z-index="5"><draw:image xlink:href="../images/targets_list.png" xlink:type="simple" xlink:show="embed" xlink:actuate="onLoad"/></draw:frame></text:p>
      <text:list xml:id="list122944999" text:continue-numbering="true" text:style-name="L1">
        <text:list-item>
          <text:p text:style-name="P39"><text:span text:style-name="T3">-alltargets</text:span><text:span text:style-name="T4"> <text:s text:c="2"/>– an alternative to a previous command. Builds all targets on the list. </text:span></text:p>
        </text:list-item>
      </text:list>
      <text:p text:style-name="P17"><text:span text:style-name="T4">Note: xCode 4.x and up shows also the targets of the referenced projects. This command line option does not apply to them. It builds ONLY the targets of the project, passed as the </text:span><text:span text:style-name="T2">-project</text:span><text:span text:style-name="T4"> argument.</text:span></text:p>
      <text:p text:style-name="P3"/>
      <text:list xml:id="list1967461896" text:continue-numbering="true" text:style-name="L1">
        <text:list-item>
          <text:p text:style-name="P29"><text:span text:style-name="T3">-activetarget</text:span> <text:s/>– uses a selected target. Usually It is not versioned by svn/git. Please use one of the specified above instead.</text:p>
        </text:list-item>
      </text:list>
      <text:p text:style-name="Standard"><draw:frame draw:style-name="fr3" draw:name="graphics3" text:anchor-type="paragraph" svg:width="3.4555in" svg:height="7.5346in" draw:z-index="6"><draw:image xlink:href="../images/active_target.png" xlink:type="simple" xlink:show="embed" xlink:actuate="onLoad"/></draw:frame></text:p>
      <text:list xml:id="list1689021683" text:continue-numbering="true" text:style-name="L1">
        <text:list-item>
          <text:p text:style-name="P29"><text:soft-page-break/><text:span text:style-name="T7">-configuration Release</text:span><text:span text:style-name="T4"> – specifying a desired configuration for selected target/targets</text:span></text:p>
        </text:list-item>
      </text:list>
      <text:p text:style-name="P3"/>
      <text:p text:style-name="P3"/>
      <text:p text:style-name="P3"><draw:frame draw:style-name="fr3" draw:name="graphics4" text:anchor-type="paragraph" svg:width="5.5402in" style:rel-width="80%" svg:height="3.5811in" style:rel-height="38%" draw:z-index="7"><draw:image xlink:href="../images/edit_scheme_menu.png" xlink:type="simple" xlink:show="embed" xlink:actuate="onLoad"/></draw:frame></text:p>
      <text:p text:style-name="P3"/>
      <text:p text:style-name="P3"/>
      <text:p text:style-name="P3"><draw:frame draw:style-name="fr2" draw:name="graphics5" text:anchor-type="paragraph" svg:width="4.8472in" style:rel-width="70%" svg:height="3.7047in" style:rel-height="41%" draw:z-index="26"><draw:image xlink:href="../images/active_configuration_selection.png" xlink:type="simple" xlink:show="embed" xlink:actuate="onLoad" draw:filter-name="&lt;All formats&gt;"/></draw:frame></text:p>
      <text:p text:style-name="P3"/>
      <text:p text:style-name="P3"><draw:frame draw:style-name="fr4" draw:name="graphics6" text:anchor-type="paragraph" svg:width="6.9252in" svg:height="5.2602in" draw:z-index="8"><draw:image xlink:href="../images/active_configuration_selection.png" xlink:type="simple" xlink:show="embed" xlink:actuate="onLoad"/></draw:frame><text:soft-page-break/></text:p>
      <text:p text:style-name="P3"/>
      <text:list xml:id="list1311228605" text:continue-numbering="true" text:style-name="L1">
        <text:list-item>
          <text:p text:style-name="P29"><text:span text:style-name="T3">-activeconfiguration</text:span><text:span text:style-name="T4"> – uses a selected configuration. Usually It is not versioned by svn/git. Please use one of the specified above instead.</text:span></text:p>
        </text:list-item>
      </text:list>
      <text:p text:style-name="P3"/>
      <text:list xml:id="list1852110838" text:continue-numbering="true" text:style-name="L1">
        <text:list-item>
          <text:p text:style-name="P39"><text:span text:style-name="T3">-sdk</text:span><text:span text:style-name="T4"> <text:s/>– iphone/ipad, device/simulator build. </text:span></text:p>
        </text:list-item>
      </text:list>
      <text:p text:style-name="P3"><draw:frame draw:style-name="fr5" draw:name="graphics8" text:anchor-type="paragraph" svg:x="2.0543in" svg:y="0in" svg:width="2.0772in" style:rel-width="29%" svg:height="6.2854in" style:rel-height="66%" draw:z-index="1"><draw:image xlink:href="../images/sdk_list.png" xlink:type="simple" xlink:show="embed" xlink:actuate="onLoad"/></draw:frame></text:p>
      <text:p text:style-name="P3">If not specified – the default one (the sdk from the user settings) will be used.</text:p>
      <text:p text:style-name="P3"/>
      <text:list xml:id="list2161523118" text:continue-numbering="true" text:style-name="L1">
        <text:list-item>
          <text:p text:style-name="P29"><text:span text:style-name="T8">-parallelizeTargets</text:span><text:span text:style-name="T4"> – enable build speed optimizations if possible</text:span></text:p>
        </text:list-item>
      </text:list>
      <text:p text:style-name="Standard"/>
      <text:list xml:id="list1248320044" text:continue-numbering="true" text:style-name="L1">
        <text:list-item>
          <text:p text:style-name="P39"><text:span text:style-name="T3">clean build</text:span><text:span text:style-name="T4"> – build actions. The mentioned actions are most often used with the continious integraion server. At the developer machine you'll most likely use Xcode GUI.</text:span></text:p>
        </text:list-item>
      </text:list>
      <text:p text:style-name="P3"/>
      <text:p text:style-name="P3"><draw:frame draw:style-name="fr4" draw:name="graphics7" text:anchor-type="paragraph" svg:width="6.9252in" svg:height="3.3028in" draw:z-index="9"><draw:image xlink:href="../images/BuildActions.png" xlink:type="simple" xlink:show="embed" xlink:actuate="onLoad"/></draw:frame></text:p>
      <text:p text:style-name="Standard"/>
      <text:p text:style-name="P6"/>
      <text:h text:style-name="P28" text:outline-level="1">Getting available build settings</text:h>
      <text:p text:style-name="P6"/>
      <text:list xml:id="list1609077125" text:style-name="L2">
        <text:list-item>
          <text:p text:style-name="P31">Getting the list of targets and configurations</text:p>
        </text:list-item>
      </text:list>
      <text:p text:style-name="P13">Oleksandr_Dodatko$ xcodebuild -project MySuperProject.xcodeproj -list</text:p>
      <text:p text:style-name="P13">Information about project "MySuperProject":</text:p>
      <text:p text:style-name="P13"><text:s text:c="4"/>Targets:</text:p>
      <text:p text:style-name="P13"><text:s text:c="8"/>Clear Cache</text:p>
      <text:p text:style-name="P13"><text:s text:c="8"/>MySuperProject_en</text:p>
      <text:p text:style-name="P13"><text:s text:c="8"/>MySuperProject_ja</text:p>
      <text:p text:style-name="P13"/>
      <text:p text:style-name="P13"><text:s text:c="4"/>Build Configurations:</text:p>
      <text:p text:style-name="P13"><text:s text:c="8"/>Debug-qa-backend</text:p>
      <text:p text:style-name="P13"><text:s text:c="8"/>Debug-prod-backend</text:p>
      <text:p text:style-name="P13"><text:s text:c="8"/>Release</text:p>
      <text:p text:style-name="P13"><text:s text:c="8"/>Distribution</text:p>
      <text:p text:style-name="P13"/>
      <text:p text:style-name="P13"><text:s text:c="4"/>If no build configuration is specified "Release" is used.</text:p>
      <text:p text:style-name="Standard"/>
      <text:p text:style-name="Standard"><draw:frame draw:style-name="fr6" draw:name="graphics9" text:anchor-type="paragraph" svg:width="6.9252in" svg:height="2.5457in" draw:z-index="10"><draw:image xlink:href="../images/targets_list.png" xlink:type="simple" xlink:show="embed" xlink:actuate="onLoad"/></draw:frame></text:p>
      <text:p text:style-name="Standard"/>
      <text:p text:style-name="Standard"/>
      <text:p text:style-name="Standard"><draw:frame draw:style-name="fr2" draw:name="graphics11" text:anchor-type="paragraph" svg:width="6.228in" svg:height="1.9307in" draw:z-index="25"><draw:image xlink:href="../images/configurations_list_clear.png" xlink:type="simple" xlink:show="embed" xlink:actuate="onLoad" draw:filter-name="&lt;All formats&gt;"/></draw:frame></text:p>
      <text:list xml:id="list1109880435" text:continue-numbering="true" text:style-name="L2">
        <text:list-item>
          <text:p text:style-name="P40">Getting list of available SDKs.</text:p>
          <text:p text:style-name="P30">Use the <text:s/><text:span text:style-name="T3">-showsdks</text:span><text:span text:style-name="T4"> flag. Use it without specifying other options</text:span></text:p>
        </text:list-item>
      </text:list>
      <text:p text:style-name="P13">:~ Oleksandr_Dodatko$ xcodebuild -showsdks</text:p>
      <text:p text:style-name="P13">Mac OS X SDKs:</text:p>
      <text:p text:style-name="P13"><text:tab/>Mac OS X 10.6 <text:s text:c="16"/><text:tab/>-sdk macosx10.6</text:p>
      <text:p text:style-name="P13"/>
      <text:p text:style-name="P13">iOS SDKs:</text:p>
      <text:p text:style-name="P13"><text:tab/>iOS 4.3 <text:s text:c="22"/><text:tab/>-sdk iphoneos4.3</text:p>
      <text:p text:style-name="P13"/>
      <text:p text:style-name="P13">iOS Simulator SDKs:</text:p>
      <text:p text:style-name="P13"><text:tab/>Simulator - iOS 3.2 <text:s text:c="10"/><text:tab/>-sdk iphonesimulator3.2</text:p>
      <text:p text:style-name="P13"><text:tab/>Simulator - iOS 4.0 <text:s text:c="10"/><text:tab/>-sdk iphonesimulator4.0</text:p>
      <text:p text:style-name="P13"><text:tab/>Simulator - iOS 4.1 <text:s text:c="10"/><text:tab/>-sdk iphonesimulator4.1</text:p>
      <text:p text:style-name="P13"><text:tab/>Simulator - iOS 4.2 <text:s text:c="10"/><text:tab/>-sdk iphonesimulator4.2</text:p>
      <text:p text:style-name="P13"><text:tab/>Simulator - iOS 4.3 <text:s text:c="10"/><text:tab/>-sdk iphonesimulator4.3</text:p>
      <text:p text:style-name="P3"/>
      <text:p text:style-name="P3"><draw:frame draw:style-name="fr3" draw:name="graphics10" text:anchor-type="paragraph" svg:width="2.078in" style:rel-width="30%" svg:height="5.8736in" style:rel-height="65%" draw:z-index="2"><draw:image xlink:href="../images/sdk_list.png" xlink:type="simple" xlink:show="embed" xlink:actuate="onLoad"/></draw:frame></text:p>
      <text:h text:style-name="P27" text:outline-level="1">Iphone SDK installation rule</text:h>
      <text:p text:style-name="Standard"/>
      <text:p text:style-name="P17">Install most recent versions of the XCode to the standard ( /Developer/ ) directory. </text:p>
      <text:p text:style-name="P17">Reinstall older versions ( if required ) to the directories of your choice.</text:p>
      <text:p text:style-name="Standard"/>
      <text:p text:style-name="Standard">This will save you from unwanted command line tools related problems.</text:p>
      <text:p text:style-name="Standard"/>
      <text:h text:style-name="Heading_20_1" text:outline-level="1">Running compiled iphone/ipad applications on the simulator without XCode.</text:h>
      <text:p text:style-name="Standard">We can use the iphonesim <text:bibliography-mark text:identifier="iphonesim" text:bibliography-type="www" text:author="Jeff Haynie" text:url="git://github.com/jhaynie/iphonesim.git">[2]</text:bibliography-mark> program to do that. </text:p>
      <text:p text:style-name="P19">iphonesim launch “$TEST_PROJECTS_PATH/MyProjectTest/build/Release-iphonesimulator/MyProjectTest.app” 4.2 ipad</text:p>
      <text:p text:style-name="Standard"/>
      <text:p text:style-name="P12">:~ Oleksandr_Dodatko$ iphonesim</text:p>
      <text:p text:style-name="P12">Usage: iphonesim &lt;options&gt; &lt;command&gt; ...</text:p>
      <text:p text:style-name="P12">Commands:</text:p>
      <text:p text:style-name="P12"><text:s text:c="2"/>showsdks</text:p>
      <text:p text:style-name="P12"><text:s text:c="2"/>launch &lt;application path&gt; [sdkversion] [family] [uuid]</text:p>
      <text:p text:style-name="Standard">The arguments are case sensitive.</text:p>
      <text:p text:style-name="Standard"/>
      <text:h text:style-name="Heading_20_2" text:outline-level="2">Application argument</text:h>
      <text:p text:style-name="P17">Note : application path MUST be a full path. Relative paths are not supported.</text:p>
      <text:p text:style-name="Standard"/>
      <text:h text:style-name="Heading_20_2" text:outline-level="2">SDK argument</text:h>
      <text:p text:style-name="Standard">SDK version can be obtained with the following command : <text:span text:style-name="T11">iphonesim showsdks</text:span></text:p>
      <text:p text:style-name="P12">:~ Oleksandr_Dodatko$ iphonesim showsdks</text:p>
      <text:p text:style-name="P12">[DEBUG] Simulator SDK Roots:</text:p>
      <text:p text:style-name="P12">[DEBUG] 'Simulator - iOS 3.2' (3.2)</text:p>
      <text:p text:style-name="P12"><text:tab/>/Developer/Platforms/iPhoneSimulator.platform/Developer/SDKs/iPhoneSimulator3.2.sdk</text:p>
      <text:p text:style-name="P12">[DEBUG] 'Simulator - iOS 4.0' (4.0)</text:p>
      <text:p text:style-name="P12"><text:tab/>/Developer/Platforms/iPhoneSimulator.platform/Developer/SDKs/iPhoneSimulator4.0.sdk</text:p>
      <text:p text:style-name="P12">[DEBUG] 'Simulator - iOS 4.1' (4.1)</text:p>
      <text:p text:style-name="P12"><text:tab/>/Developer/Platforms/iPhoneSimulator.platform/Developer/SDKs/iPhoneSimulator4.1.sdk</text:p>
      <text:p text:style-name="P12">[DEBUG] 'Simulator - iOS 4.2' (4.2)</text:p>
      <text:p text:style-name="P12"><text:tab/>/Developer/Platforms/iPhoneSimulator.platform/Developer/SDKs/iPhoneSimulator4.2.sdk</text:p>
      <text:p text:style-name="P12">[DEBUG] 'Simulator - iOS 4.3' (4.3)</text:p>
      <text:p text:style-name="P12"><text:tab/>/Developer/Platforms/iPhoneSimulator.platform/Developer/SDKs/iPhoneSimulator4.3.sdk</text:p>
      <text:h text:style-name="Heading_20_2" text:outline-level="2"/>
      <text:h text:style-name="P42" text:outline-level="2">Family argument </text:h>
      <text:p text:style-name="Standard"/>
      <text:p text:style-name="Standard">At the moment only 2 options are available :</text:p>
      <text:list xml:id="list1897208974" text:style-name="L3">
        <text:list-item>
          <text:p text:style-name="P32">iphone</text:p>
        </text:list-item>
        <text:list-item>
          <text:p text:style-name="P32">ipad</text:p>
        </text:list-item>
      </text:list>
      <text:p text:style-name="Standard"/>
      <text:p text:style-name="Standard">“<text:span text:style-name="T3">iphone</text:span>” value is default one.</text:p>
      <text:p text:style-name="Standard"/>
      <text:p text:style-name="Standard"/>
      <text:h text:style-name="Heading_20_1" text:outline-level="1">Deploying applications for QA (creating *.ipa files)</text:h>
      <text:p text:style-name="Standard">*.ipa files are used to install your compiled applications without deploying them to the app store. However, the devices count is limited to 100 and they have to be registered with your provisioning and developer profile.</text:p>
      <text:p text:style-name="Standard"/>
      <text:p text:style-name="Standard">However, they are just great for the in-house applications testing. The benefits are : </text:p>
      <text:list xml:id="list1951890432" text:style-name="L4">
        <text:list-item>
          <text:p text:style-name="P33">Mac OS X enabled workstations are not required for testers</text:p>
        </text:list-item>
        <text:list-item>
          <text:p text:style-name="P33">QA team members do not have to touch the developer tools (versions control, xcode, etc.). Just during the ordinary desktop applications development process</text:p>
        </text:list-item>
        <text:list-item>
          <text:p text:style-name="P33">QA team members do not have to deal with the apple provisioning profiles.</text:p>
        </text:list-item>
      </text:list>
      <text:p text:style-name="Standard"/>
      <text:p text:style-name="Standard">Using XCode GUI, you can get this file by running “Build and Archive” menu command.</text:p>
      <text:p text:style-name="Standard"><draw:frame draw:style-name="fr3" draw:name="graphics12" text:anchor-type="paragraph" svg:width="6.5047in" svg:height="3.4953in" draw:z-index="3"><draw:image xlink:href="../images/BuildAndArchive.png" xlink:type="simple" xlink:show="embed" xlink:actuate="onLoad"/></draw:frame></text:p>
      <text:p text:style-name="Standard"/>
      <text:p text:style-name="Standard"/>
      <text:p text:style-name="P8">Build results can be found in the <text:span text:style-name="T1">organizer</text:span> window. It can be accessed with the following menu item :</text:p>
      <text:p text:style-name="Standard"/>
      <text:p text:style-name="Standard"><draw:frame draw:style-name="fr2" draw:name="graphics13" text:anchor-type="paragraph" svg:width="2.802in" svg:height="1.1283in" draw:z-index="16"><draw:image xlink:href="../images/InvokingOrganizer.png" xlink:type="simple" xlink:show="embed" xlink:actuate="onLoad"/></draw:frame></text:p>
      <text:p text:style-name="Standard"/>
      <text:p text:style-name="Standard">You should select the desired project and then publish it in the way you want.</text:p>
      <text:p text:style-name="Standard"><draw:frame draw:style-name="fr4" draw:name="graphics14" text:anchor-type="paragraph" svg:width="6.9252in" svg:height="1.8193in" draw:z-index="4"><draw:image xlink:href="../images/OrganizerWindow.png" xlink:type="simple" xlink:show="embed" xlink:actuate="onLoad"/></draw:frame></text:p>
      <text:p text:style-name="Standard"/>
      <text:p text:style-name="Standard"><draw:frame draw:style-name="fr3" draw:name="graphics15" text:anchor-type="paragraph" svg:width="4.8472in" style:rel-width="70%" svg:height="3.2535in" style:rel-height="36%" draw:z-index="11"><draw:image xlink:href="../images/OrganizerShare.png" xlink:type="simple" xlink:show="embed" xlink:actuate="onLoad"/></draw:frame></text:p>
      <text:p text:style-name="Standard"/>
      <text:p text:style-name="Standard"/>
      <text:p text:style-name="Standard">To find out more about provisioning, you should consider apple documentation. <text:bibliography-mark text:identifier="AppleDistribute" text:bibliography-type="www" text:url="http://developer.apple.com/library/ios/#documentation/Xcode/Conceptual/iphone_development/145-Distributing_Applications/distributing_applications.html">[3]</text:bibliography-mark>, <text:a xlink:type="simple" xlink:href="http://developer.apple.com/library/ios/#documentation/Xcode/Conceptual/iphone_development/128-Managing_Devices_and_Digital_Identities/devices_and_identities.html"><text:bibliography-mark text:identifier="AppleIdentities" text:bibliography-type="www" text:url="http://developer.apple.com/library/ios/#documentation/Xcode/Conceptual/iphone_development/128-Managing_Devices_and_Digital_Identities/devices_and_identities.html">[4]</text:bibliography-mark></text:a>. </text:p>
      <text:p text:style-name="Standard">To find out more about continious integration, see <text:bibliography-mark text:identifier="HudsonIPhone" text:bibliography-type="www" text:url="http://nachbaur.com/blog/how-to-automate-your-iphone-app-builds-with-hudson">[5]</text:bibliography-mark></text:p>
      <text:p text:style-name="P8">Build instructions, described here, can be found at stackoverflow.com – <text:bibliography-mark text:identifier="blog-octo" text:bibliography-type="www" text:url="http://blog.octo.com/en/automating-over-the-air-deployment-for-iphone/">[6]</text:bibliography-mark>, <text:bibliography-mark text:identifier="stackoverflow" text:bibliography-type="www" text:url="http://stackoverflow.com/questions/2664885/xcode-build-and-archive-from-command-line">[7]</text:bibliography-mark>. However, they are subject to change as the newer versions of the XCode are released.</text:p>
      <text:p text:style-name="Standard"/>
      <text:p text:style-name="Standard">Here is a command for the MySuperProject.app packaging.</text:p>
      <text:p text:style-name="P15">/usr/bin/xcrun -sdk iphoneos PackageApplication -v $BUILT_PRODUCTS_DIR/MySuperProject.app -o $PROJECT_ROOT/deployment/MySuperProject.ipa --sign iPhone Developer: Oleksandr Dodatko (ABCD123456) --embed $PROJECT_ROOT/сertificates/MySuperProjectiPad.mobileprovision</text:p>
      <text:p text:style-name="P15"/>
      <text:p text:style-name="Standard"/>
      <text:p text:style-name="Standard"/>
      <text:p text:style-name="Standard">All you have to do is : </text:p>
      <text:list xml:id="list1860154122" text:style-name="L5">
        <text:list-item>
          <text:p text:style-name="P34">Setup all required certificates for your build machine (see apple documentation on provisioning).</text:p>
        </text:list-item>
        <text:list-item>
          <text:p text:style-name="P34">Build the application for the desired iOS device configuration.</text:p>
        </text:list-item>
        <text:list-item>
          <text:p text:style-name="P34">Use the <text:span text:style-name="T1">/usr/bin/xcrun</text:span> command to digitally sign the application.</text:p>
        </text:list-item>
      </text:list>
      <text:p text:style-name="Standard"/>
      <text:p text:style-name="Standard">In order to sign the app, you have to specify: </text:p>
      <text:list xml:id="list1941250498" text:style-name="L6">
        <text:list-item>
          <text:p text:style-name="P35">Path to the built app (bundle directory) – </text:p>
          <text:p text:style-name="P36">$BUILT_PRODUCTS_DIR/MySuperProject.app</text:p>
        </text:list-item>
        <text:list-item>
          <text:p text:style-name="P35"><text:span text:style-name="T10">Path to the result file (file) – </text:span><text:span text:style-name="T12">$PROJECT_ROOT/deployment/MySuperProject.ipa</text:span></text:p>
          <text:p text:style-name="P36"/>
        </text:list-item>
        <text:list-item>
          <text:p text:style-name="P35"><text:span text:style-name="T10">Developer identity name (text) – </text:span><text:span text:style-name="T12">iPhone Developer: Oleksandr Dodatko (ABCD123456)</text:span></text:p>
        </text:list-item>
      </text:list>
      <text:p text:style-name="P7"><draw:frame draw:style-name="fr2" draw:name="graphics16" text:anchor-type="paragraph" svg:width="6.9252in" svg:height="2.6382in" draw:z-index="12"><draw:image xlink:href="../images/DeveloperIdentity.png" xlink:type="simple" xlink:show="embed" xlink:actuate="onLoad"/></draw:frame></text:p>
      <text:p text:style-name="P7"/>
      <text:list xml:id="list80161673" text:continue-numbering="true" text:style-name="L6">
        <text:list-item>
          <text:p text:style-name="P37">Path to the provisioning certificate file (file) –</text:p>
          <text:p text:style-name="P36"><text:s/>$PROJECT_ROOT/сertificates/MySuperProjectiPad.mobileprovision</text:p>
        </text:list-item>
      </text:list>
      <text:p text:style-name="P4"/>
      <text:p text:style-name="P4"/>
      <text:h text:style-name="P27" text:outline-level="1">Changes in the build system of XCode 4.0.2</text:h>
      <text:p text:style-name="P4"/>
      <text:h text:style-name="Heading_20_2" text:outline-level="2">Traditional build directory anatomy </text:h>
      <text:p text:style-name="P4">Before xCode 4.0.2 the “build” directory was created at the project directory (at the same directory as <text:span text:style-name="T13">MySuperProject.xcodeproj</text:span> in our case). </text:p>
      <text:p text:style-name="P4"/>
      <text:p text:style-name="P4"><draw:frame draw:style-name="fr6" draw:name="graphics17" text:anchor-type="paragraph" svg:width="6.9252in" svg:height="2.4339in" draw:z-index="13"><draw:image xlink:href="../images/BuildDirectory.png" xlink:type="simple" xlink:show="embed" xlink:actuate="onLoad"/></draw:frame></text:p>
      <text:p text:style-name="P4"/>
      <text:p text:style-name="P4">The <text:span text:style-name="T1">build</text:span> directory contained some directories, named in the same way as the targets. And those target-named subdirectories contained built apps.</text:p>
      <text:p text:style-name="P4"><draw:frame draw:style-name="fr5" draw:name="graphics18" text:anchor-type="paragraph" svg:x="0.911in" svg:y="0.089in" svg:width="5.1035in" svg:height="2.0673in" draw:z-index="14"><draw:image xlink:href="../images/BuildDirectoryContents.png" xlink:type="simple" xlink:show="embed" xlink:actuate="onLoad"/></draw:frame></text:p>
      <text:p text:style-name="P4"/>
      <text:p text:style-name="P4"/>
      <text:h text:style-name="P42" text:outline-level="2">New build directory anatomy</text:h>
      <text:p text:style-name="P4"/>
      <text:p text:style-name="P4">Since this version ( xCode4.0.2 ) build directory is no more created at the common location. Now build results of all projects are stored at <text:s/><text:span text:style-name="T1">~/Library/Developer/Xcode/DerivedData</text:span></text:p>
      <text:p text:style-name="P4"/>
      <text:p text:style-name="P12">:~ Oleksandr_Dodatko$ cd ~/Library/Developer/Xcode/DerivedData</text:p>
      <text:p text:style-name="P12">epuadniw0063:DerivedData Oleksandr_Dodatko$ ls</text:p>
      <text:p text:style-name="P12">FoundationTest-exdqiclpmcvalfblsqftiihdanco</text:p>
      <text:p text:style-name="P12">MySuperProjectTest-fhnvlzhcokajomedtmdfrfysfiyy</text:p>
      <text:p text:style-name="P12">MySuperProject-efyflrltwszrpeecwijzbewsbpuy</text:p>
      <text:p text:style-name="P12">RGControls-eglkalwhodssvtfkfjicwuvrlipf</text:p>
      <text:p text:style-name="P12">RGControlsDemo-dipyzsfuhhenvldrygrtrxhbrbka</text:p>
      <text:p text:style-name="P4"/>
      <text:p text:style-name="P4"/>
      <text:p text:style-name="P4">The project name is followed by the GUID identifier in order to distinguish projects with the same name in different locations. In order to determine the location of your particular project, you can use the compiler output of the xCode GUI.</text:p>
      <text:p text:style-name="P14">CompileC /users/Oleksandr_Dodatko/Library/Developer/Xcode/DerivedData/MySuperProject-efyflrltwszrpeecwijzbewsbpuy/Build/Intermediates/MySuperProject.build/Release-iphonesimulator/MySuperProject_en.build/Objects-normal/i386/main.o main.m normal i386 objective-c com.apple.compilers.gcc.4_2</text:p>
      <text:p text:style-name="P22">….....................</text:p>
      <text:p text:style-name="P22">….....................</text:p>
      <text:p text:style-name="P22">….....................</text:p>
      <text:p text:style-name="P12"/>
      <text:p text:style-name="P4"/>
      <text:p text:style-name="P4"/>
      <text:p text:style-name="P4">Build directory has somewhat different structure comparing with the one from previous versions. It contains some intermediate build data and logs as well. However, most of them are not that much human readable.</text:p>
      <text:p text:style-name="P4"><draw:frame draw:style-name="fr4" draw:name="graphics20" text:anchor-type="paragraph" svg:width="6.9252in" svg:height="6.1417in" draw:z-index="15"><draw:image xlink:href="../images/BuildDirectoryContents4.0.2.png" xlink:type="simple" xlink:show="embed" xlink:actuate="onLoad"/></draw:frame><text:soft-page-break/></text:p>
      <text:p text:style-name="P4">The other directory, which may be interesting for continuous integration, is <text:span text:style-name="T1">Archives</text:span>. It stores the archives, made with the help of the XCode GUI (the Organizer).</text:p>
      <text:p text:style-name="P4"/>
      <text:p text:style-name="P4">So, the final path for our app bundle will be </text:p>
      <text:p text:style-name="P12">~/Library/Developer/Xcode/DerivedData/MySuperProject-efyflrltwszrpeecwijzbewsbpuy/Build/Products/Debug-qa-backend-iphonesimulator</text:p>
      <text:p text:style-name="P4"/>
      <text:p text:style-name="P18">Note : <text:span text:style-name="T1">iphonesim</text:span> and <text:span text:style-name="T1">xcrun</text:span> tools will still work correctly with those *.app bundles.</text:p>
      <text:p text:style-name="P4"/>
      <text:h text:style-name="P42" text:outline-level="2">Build directories settings</text:h>
      <text:p text:style-name="Text_20_body">However, those build locations can be changed within the XCode. In order to do it, go to the XCode preferences</text:p>
      <text:p text:style-name="Text_20_body"><draw:frame draw:style-name="fr2" draw:name="graphics21" text:anchor-type="paragraph" svg:width="2.4236in" style:rel-width="35%" svg:height="2.4402in" style:rel-height="27%" draw:z-index="17"><draw:image xlink:href="../images/AccessBuildDir.png" xlink:type="simple" xlink:show="embed" xlink:actuate="onLoad"/></draw:frame></text:p>
      <text:p text:style-name="Text_20_body"/>
      <text:p text:style-name="Text_20_body"><draw:frame draw:style-name="fr1" draw:name="Frame1" text:anchor-type="paragraph" svg:width="5.1937in" style:rel-width="75%" svg:height="4.7909in" fo:min-height="46%" draw:z-index="18"><draw:text-box><text:p text:style-name="P25"><draw:frame draw:style-name="fr7" draw:name="graphics22" text:anchor-type="paragraph" svg:x="0.0016in" svg:y="0.0008in" svg:width="5.1937in" style:rel-width="100%" svg:height="4.1571in" style:rel-height="scale" draw:z-index="19"><draw:image xlink:href="../images/BuildDirectories3.png" xlink:type="simple" xlink:show="embed" xlink:actuate="onLoad"/></draw:frame>Figure <text:sequence text:ref-name="refFigure0" text:name="Figure" text:formula="ooow:Figure+1" style:num-format="1">1</text:sequence>: Xcode3 settings</text:p></draw:text-box></draw:frame></text:p>
      <text:p text:style-name="Text_20_body"><draw:frame draw:style-name="fr1" draw:name="Frame2" text:anchor-type="paragraph" svg:width="6.9252in" draw:z-index="20"><draw:text-box fo:min-height="3.8634in"><text:p text:style-name="P25"><draw:frame draw:style-name="fr7" draw:name="graphics23" text:anchor-type="paragraph" svg:x="0.0016in" svg:y="0.0008in" svg:width="6.9252in" style:rel-width="100%" svg:height="3.8634in" style:rel-height="scale" draw:z-index="21"><draw:image xlink:href="../images/BuildDirectories4.png" xlink:type="simple" xlink:show="embed" xlink:actuate="onLoad"/></draw:frame>Figure <text:sequence text:ref-name="refFigure1" text:name="Figure" text:formula="ooow:Figure+1" style:num-format="1">2</text:sequence>: XCode4 settings</text:p></draw:text-box></draw:frame><text:soft-page-break/></text:p>
      <text:p text:style-name="Text_20_body">So, you can change the build directory to be in the same place as before ( beneath the *.xcodeproj directory ). Still, the build directory structure has changed since Xcode4. So, integration scripts that rely on “build” directory structure will still be broken.</text:p>
      <text:p text:style-name="Text_20_body"/>
      <text:h text:style-name="P42" text:outline-level="2">XCode variables</text:h>
      <text:p text:style-name="Text_20_body">However, those settings can be retrieved during the XCode build. The full list of the XCode variables can be found at the <text:a xlink:type="simple" xlink:href="http://developer.apple.com/library/mac/#documentation/DeveloperTools/Reference/XcodeBuildSettingRef/1-Build_Setting_Reference/build_setting_ref.html">Apple Documentation</text:a>. <text:bibliography-mark text:identifier="Apple documentation" text:bibliography-type="www" text:author="Apple. Inc" text:month="October" text:title="Xcode Build Setting Reference" text:year="2010" text:url="http://developer.apple.com/library/mac/#documentation/DeveloperTools/Reference/XcodeBuildSettingRef/1-Build_Setting_Reference/build_setting_ref.html">[8]</text:bibliography-mark></text:p>
      <text:p text:style-name="Text_20_body">You can dump all of them by adding a “Run script” step to your target. Here is an example for the mentioned options :</text:p>
      <text:p text:style-name="P16"># dumps xcode variables</text:p>
      <text:p text:style-name="P16">DUMP_FILE=~/XCODE_VARIABLES.txt</text:p>
      <text:p text:style-name="P16">rm $DUMP_FILE</text:p>
      <text:p text:style-name="P16"/>
      <text:p text:style-name="P16">echo TARGET_BUILD_DIR <text:s text:c="7"/>-- $TARGET_BUILD_DIR &gt;&gt; $DUMP_FILE</text:p>
      <text:p text:style-name="P16">echo BUILT_PRODUCTS_DIR <text:s text:c="5"/>-- $BUILT_PRODUCTS_DIR &gt;&gt; $DUMP_FILE</text:p>
      <text:p text:style-name="P16">echo PROJECT_DIR <text:s text:c="12"/>-- $PROJECT_DIR &gt;&gt; $DUMP_FILE</text:p>
      <text:p text:style-name="P16">echo CONFIGURATION_BUILD_DIR -- $CONFIGURATION_BUILD_DIR &gt;&gt; $DUMP_FILE</text:p>
      <text:p text:style-name="P16">echo INSTALL_DIR <text:s text:c="12"/>-- $INSTALL_DIR &gt;&gt; $DUMP_FILE</text:p>
      <text:p text:style-name="P16">echo OBJROOT <text:s text:c="16"/>-- $OBJROOT &gt;&gt; $DUMP_FILE</text:p>
      <text:p text:style-name="P16"/>
      <text:p text:style-name="P16">exit 0</text:p>
      <text:p text:style-name="Text_20_body"/>
      <text:p text:style-name="P23">Xcode3 default output</text:p>
      <text:p text:style-name="P16">TARGET_BUILD_DIR -- /Users/Oleksandr_Dodatko/Projects/MySuperProjectRoot/test/ESCommonTest/build/Debug-iphonesimulator</text:p>
      <text:p text:style-name="P16">BUILT_PRODUCTS_DIR -- /Users/Oleksandr_Dodatko/Projects/MySuperProjectRoot/test/ESCommonTest/build/Debug-iphonesimulator</text:p>
      <text:p text:style-name="P16">PROJECT_DIR -- /Users/Oleksandr_Dodatko/Projects/MySuperProjectRoot test/ESCommonTest</text:p>
      <text:p text:style-name="P16">CONFIGURATION_BUILD_DIR -- /Users/Oleksandr_Dodatko/Projects/MySuperProjectRoot test/ESCommonTest/build/Debug-iphonesimulator</text:p>
      <text:p text:style-name="P16">INSTALL_DIR -- /tmp/ESCommonTest.dst/users/Oleksandr_Dodatko/Applications</text:p>
      <text:p text:style-name="P16">OBJROOT -- /Users/Oleksandr_Dodatko/Projects/MySuperProjectRoot/test/ESCommonTest/build</text:p>
      <text:p text:style-name="Text_20_body"/>
      <text:p text:style-name="P11">Xcode4 default output</text:p>
      <text:p text:style-name="P16">TARGET_BUILD_DIR -- /users/Oleksandr_Dodatko/Library/Developer/Xcode/DerivedData/ESCommonTest-axyygmqkehtuzbcxsjpmlvinokdz/Build/Products/Debug-iphonesimulator</text:p>
      <text:p text:style-name="P16">BUILT_PRODUCTS_DIR -- /users/Oleksandr_Dodatko/Library/Developer/Xcode/DerivedData/ESCommonTest-axyygmqkehtuzbcxsjpmlvinokdz/Build/Products/Debug-iphonesimulator</text:p>
      <text:p text:style-name="P16">PROJECT_DIR -- /Users/Oleksandr_Dodatko/Projects/ThomsonReuters/ReutersInsider/iPhone/trunk/test/ESCommonTest</text:p>
      <text:p text:style-name="P16">CONFIGURATION_BUILD_DIR -- /users/Oleksandr_Dodatko/Library/Developer/Xcode/DerivedData/ESCommonTest-axyygmqkehtuzbcxsjpmlvinokdz/Build/Products/Debug-iphonesimulator</text:p>
      <text:p text:style-name="P16">INSTALL_DIR -- /tmp/ESCommonTest.dst/Applications</text:p>
      <text:p text:style-name="P16">OBJROOT -- /users/Oleksandr_Dodatko/Library/Developer/Xcode/DerivedData/ESCommonTest-axyygmqkehtuzbcxsjpmlvinokdz/Build/Intermediates</text:p>
      <text:p text:style-name="Text_20_body"/>
      <text:p text:style-name="Text_20_body"/>
      <text:p text:style-name="Text_20_body"/>
      <text:h text:style-name="P42" text:outline-level="2">Continuous integration considerations</text:h>
      <text:p text:style-name="P18">As the result of this research, I can suggest you using XCode variables to access your built applications and not rely on the directories structure as it's subject to change with new releases of the XCode.</text:p>
      <text:p text:style-name="P4"/>
      <text:p text:style-name="P4"/>
      <text:p text:style-name="P4">However, if you have some legacy scripts that rely on the build directory structure, you have to configure XCode to make them work.</text:p>
      <text:p text:style-name="P4"/>
      <text:p text:style-name="P4"><draw:frame draw:style-name="fr6" draw:name="graphics24" text:anchor-type="paragraph" svg:width="6.9252in" svg:height="3.8272in" draw:z-index="22"><draw:image xlink:href="../images/XCode4_legacy_setup.png" xlink:type="simple" xlink:show="embed" xlink:actuate="onLoad"/></draw:frame></text:p>
      <text:p text:style-name="P4"/>
      <text:p text:style-name="P4"/>
      <text:p text:style-name="P4">The upper settings stands for the build directory location. </text:p>
      <text:p text:style-name="P4">We should choose “<text:span text:style-name="T1">workspace-relative path</text:span>”-&gt;”<text:span text:style-name="T1">build</text:span>” to preserve the Xcode3 behavior.</text:p>
      <text:p text:style-name="P20">However, it can be a good solution to use custom path and rely on it in your scripts regardless of default path entries proposed by Apple.</text:p>
      <text:p text:style-name="P4"><draw:frame draw:style-name="fr2" draw:name="graphics25" text:anchor-type="paragraph" svg:width="2.9717in" svg:height="0.611in" draw:z-index="23"><draw:image xlink:href="../images/DerivedDataLocation.png" xlink:type="simple" xlink:show="embed" xlink:actuate="onLoad"/></draw:frame></text:p>
      <text:p text:style-name="P4"/>
      <text:p text:style-name="P4"/>
      <text:p text:style-name="P9">The lower settings stand for the build directory structure. Xcode4 supports two modes : </text:p>
      <text:p text:style-name="P4"><draw:frame draw:style-name="fr2" draw:name="graphics26" text:anchor-type="paragraph" svg:width="6.1374in" svg:height="0.5417in" draw:z-index="24"><draw:image xlink:href="../images/DerivedDataStructure.png" xlink:type="simple" xlink:show="embed" xlink:actuate="onLoad"/></draw:frame></text:p>
      <text:p text:style-name="P4">In order to achieve legacy behavior, we need to select “<text:span text:style-name="T1">locations specified by targets</text:span>” option.</text:p>
      <text:p text:style-name="P4"/>
      <text:p text:style-name="P4"/>
      <text:p text:style-name="P4">Now that we have set up XCode, we can launch the script and check produced variables.</text:p>
      <text:p text:style-name="P5">Xcode4 legacy variables </text:p>
      <text:p text:style-name="P12">TARGET_BUILD_DIR -- /Users/Oleksandr_Dodatko/Projects/MySuperProjectRoot/test/ESCommonTest/build/Debug-iphonesimulator</text:p>
      <text:p text:style-name="P12">BUILT_PRODUCTS_DIR -- /Users/Oleksandr_Dodatko/Projects/MySuperProjectRoot/test/ESCommonTest/build/Debug-iphonesimulator</text:p>
      <text:p text:style-name="P12">PROJECT_DIR -- /Users/Oleksandr_Dodatko/Projects/MySuperProjectRoot/test/ESCommonTest</text:p>
      <text:p text:style-name="P12">CONFIGURATION_BUILD_DIR -- /Users/Oleksandr_Dodatko/Projects/MySuperProjectRoot/test/ESCommonTest/build/Debug-iphonesimulator</text:p>
      <text:p text:style-name="P12">INSTALL_DIR -- /tmp/ESCommonTest.dst/Applications</text:p>
      <text:p text:style-name="P12">OBJROOT -- /Users/Oleksandr_Dodatko/Projects/MySuperProjectRoot/test/ESCommonTest/build</text:p>
      <text:p text:style-name="P24"/>
      <text:p text:style-name="P24"/>
      <text:p text:style-name="P24">As you can see, they are identical to those from Xcode3. So, you can still use your old scripts.</text:p>
      <text:p text:style-name="P24"/>
      <text:p text:style-name="P24">However, it is STRONGLY RECOMMENDED to rewrite the scripts as Apple may remove these settings in future releases of the XCode.</text:p>
      <text:p text:style-name="P24"/>
      <text:p text:style-name="P24"/>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0">Bibliography</text:p>
          </text:index-title>
          <text:p text:style-name="P26">1: , , , http://www.manpagez.com/man/1/xcodebuild/</text:p>
          <text:p text:style-name="P26">2: Jeff Haynie, , , git://github.com/jhaynie/iphonesim.git</text:p>
          <text:p text:style-name="P26">3: , , , http://developer.apple.com/library/ios/#documentation/Xcode/Conceptual/iphone_development/145-Distributing_Applications/distributing_applications.html</text:p>
          <text:p text:style-name="P26">4: , , , http://developer.apple.com/library/ios/#documentation/Xcode/Conceptual/iphone_development/128-Managing_Devices_and_Digital_Identities/devices_and_identities.html</text:p>
          <text:p text:style-name="P26">5: , , , http://nachbaur.com/blog/how-to-automate-your-iphone-app-builds-with-hudson</text:p>
          <text:p text:style-name="P26">6: , , , http://blog.octo.com/en/automating-over-the-air-deployment-for-iphone/</text:p>
          <text:p text:style-name="P26">7: , , , http://stackoverflow.com/questions/2664885/xcode-build-and-archive-from-command-line</text:p>
          <text:p text:style-name="P26">8: Apple. Inc, Xcode Build Setting Reference, 2010, http://developer.apple.com/library/mac/#documentation/DeveloperTools/Reference/XcodeBuildSettingRef/1-Build_Setting_Reference/build_setting_ref.html</text:p>
        </text:index-body>
      </text:bibliograph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igure" style:family="paragraph" style:parent-style-name="Caption">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4-29T10:18:21</meta:creation-date>
    <dc:date>2011-05-17T15:19:49</dc:date>
    <dc:creator>Oleksandr  Dodatko</dc:creator>
    <meta:editing-duration>PT10H42M1S</meta:editing-duration>
    <meta:editing-cycles>308</meta:editing-cycles>
    <meta:generator>OpenOffice.org/3.3$Unix OpenOffice.org_project/330m20$Build-9567</meta:generator>
    <meta:document-statistic meta:table-count="0" meta:image-count="25" meta:object-count="0" meta:page-count="23" meta:paragraph-count="202" meta:word-count="1656" meta:character-count="14322"/>
  </office:meta>
</office:document-meta>
</file>